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1.0986in"/>
    </style:style>
    <style:style style:name="Table1.C" style:family="table-column">
      <style:table-column-properties style:column-width="1.1306in"/>
    </style:style>
    <style:style style:name="Table1.D" style:family="table-column">
      <style:table-column-properties style:column-width="1.0451in"/>
    </style:style>
    <style:style style:name="Table1.E" style:family="table-column">
      <style:table-column-properties style:column-width="1.1132in"/>
    </style:style>
    <style:style style:name="Table1.F" style:family="table-column">
      <style:table-column-properties style:column-width="1.322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0d11a5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paragraph-rsid="000d11a5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officeooo:rsid="000bb333"/>
    </style:style>
    <style:style style:name="T8" style:family="text">
      <style:text-properties officeooo:rsid="000d11a5"/>
    </style:style>
    <style:style style:name="T9" style:family="text">
      <style:text-properties officeooo:rsid="000f3616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01.</text:span></text:span><text:span text:style-name="Strong_20_Emphasis"><text:span text:style-name="T6">2</text:span></text:span><text:span text:style-name="Strong_20_Emphasis"><text:span text:style-name="T4"> <text:s/></text:span></text:span><text:span text:style-name="Strong_20_Emphasis"><text:span text:style-name="T6">Picon Summary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p text:style-name="P5"><text:span text:style-name="Strong_20_Emphasis"><text:span text:style-name="T5"/></text:span></text:p>
      <text:section text:style-name="Sect1" text:name="md-content-19728286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exceptional understanding of Picon's key arguments, clearly identifying main thesis, critical facts, and central questions with precise analytical insight</text:p>
            </table:table-cell>
            <table:table-cell table:style-name="Table1.A1" office:value-type="string">
              <text:p text:style-name="Table_20_Contents">Shows strong understanding of primary arguments with minor gaps in interpretation</text:p>
            </table:table-cell>
            <table:table-cell table:style-name="Table1.A1" office:value-type="string">
              <text:p text:style-name="Table_20_Contents">Presents basic understanding of the text with some relevant points</text:p>
            </table:table-cell>
            <table:table-cell table:style-name="Table1.A1" office:value-type="string">
              <text:p text:style-name="Table_20_Contents">Minimal comprehension of the text's core arguments</text:p>
            </table:table-cell>
            <table:table-cell table:style-name="Table1.A1" office:value-type="string">
              <text:p text:style-name="Table_20_Contents">Very limited or incorrect understanding of the article's cont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Organization</text:span></text:p>
            </table:table-cell>
            <table:table-cell table:style-name="Table1.A1" office:value-type="string">
              <text:p text:style-name="Table_20_Contents">Expertly structured summary with clear logical flow, seamless transitions, and a concise representation of the academic text</text:p>
            </table:table-cell>
            <table:table-cell table:style-name="Table1.A1" office:value-type="string">
              <text:p text:style-name="Table_20_Contents">Well-organized summary with clear structure and mostly coherent presentation</text:p>
            </table:table-cell>
            <table:table-cell table:style-name="Table1.A1" office:value-type="string">
              <text:p text:style-name="Table_20_Contents">Adequate organization with some logical connections</text:p>
            </table:table-cell>
            <table:table-cell table:style-name="Table1.A1" office:value-type="string">
              <text:p text:style-name="Table_20_Contents">Poorly organized summary with weak logical progression</text:p>
            </table:table-cell>
            <table:table-cell table:style-name="Table1.A1" office:value-type="string">
              <text:p text:style-name="Table_20_Contents">Incoherent or completely disorganized summary</text:p>
            </table:table-cell>
          </table:table-row>
          <table:table-row>
            <table:table-cell table:style-name="Table1.A1" office:value-type="string">
              <text:p text:style-name="P6"><text:span text:style-name="Strong_20_Emphasis"><text:span text:style-name="T8">Writing Quality</text:span></text:span></text:p>
            </table:table-cell>
            <table:table-cell table:style-name="Table1.A1" office:value-type="string">
              <text:p text:style-name="Table_20_Contents">Exceptional academic writing with precise language, zero grammatical errors, and perfect clarity</text:p>
            </table:table-cell>
            <table:table-cell table:style-name="Table1.A1" office:value-type="string">
              <text:p text:style-name="Table_20_Contents">Very clear academic writing with minimal language errors</text:p>
            </table:table-cell>
            <table:table-cell table:style-name="Table1.A1" office:value-type="string">
              <text:p text:style-name="Table_20_Contents">Mostly clear writing with some minor language issues</text:p>
            </table:table-cell>
            <table:table-cell table:style-name="Table1.A1" office:value-type="string">
              <text:p text:style-name="Table_20_Contents">Unclear writing with multiple language problems</text:p>
            </table:table-cell>
            <table:table-cell table:style-name="Table1.A1" office:value-type="string">
              <text:p text:style-name="Table_20_Contents">Extremely difficult to understand, numerous language errors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span text:style-name="Strong_20_Emphasis"><text:span text:style-name="T8">Translation </text:span></text:span><text:span text:style-name="Strong_20_Emphasis"><text:span text:style-name="T9">Accuracy</text:span></text:span></text:p>
              <text:p text:style-name="Table_20_Contents"><text:span text:style-name="Strong_20_Emphasis"/></text:p>
            </table:table-cell>
            <table:table-cell table:style-name="Table1.A1" office:value-type="string">
              <text:p text:style-name="Table_20_Contents">Flawless English summary with accurate, nuanced Spanish translation that preserves academic tone and meaning</text:p>
            </table:table-cell>
            <table:table-cell table:style-name="Table1.A1" office:value-type="string">
              <text:p text:style-name="Table_20_Contents">Very good translation with only minor linguistic discrepancies</text:p>
            </table:table-cell>
            <table:table-cell table:style-name="Table1.A1" office:value-type="string">
              <text:p text:style-name="Table_20_Contents">Acceptable translation with some meaning preserved</text:p>
            </table:table-cell>
            <table:table-cell table:style-name="Table1.A1" office:value-type="string">
              <text:p text:style-name="Table_20_Contents">Poor translation with significant meaning loss</text:p>
            </table:table-cell>
            <table:table-cell table:style-name="Table1.A1" office:value-type="string">
              <text:p text:style-name="Table_20_Contents">Incomprehensible or entirely incorrect transl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3788335147" text:style-name="L1">
          <text:list-item>
            <text:p text:style-name="P7">Read the following excerpts from Picon's,"Engineers and engineering history: problems and perspectives" <text:span text:style-name="T7">[</text:span>p.2 - p.5, paragraph 2 p.7 - p.8 <text:span text:style-name="T7">]. </text:span>Write a one-page summary of the excerpts in English and translate the summary into Spanish. The format requirements above apply.</text:p>
          </text:list-item>
          <text:list-item>
            <text:p text:style-name="P8">Hint: Focus on extracting the core academic arguments, <text:span text:style-name="T8">try to </text:span>break down Picon's complex prose into clear, concise language 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4T14:59:16.039250157</dc:date>
    <meta:editing-duration>PT48M23S</meta:editing-duration>
    <meta:editing-cycles>8</meta:editing-cycles>
    <meta:generator>LibreOffice/7.3.7.2$Linux_X86_64 LibreOffice_project/30$Build-2</meta:generator>
    <meta:document-statistic meta:table-count="1" meta:image-count="1" meta:object-count="0" meta:page-count="2" meta:paragraph-count="41" meta:word-count="302" meta:character-count="2222" meta:non-whitespace-character-count="1946"/>
  </office:meta>
</office:document-meta>
</file>